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170000026FB3032464.png"/>
  <manifest:file-entry manifest:media-type="image/png" manifest:full-path="Pictures/10000201000001FD0000017E2B422952.png"/>
  <manifest:file-entry manifest:media-type="image/png" manifest:full-path="Pictures/100002010000031D00000276126221B9.png"/>
  <manifest:file-entry manifest:media-type="image/png" manifest:full-path="Pictures/10000201000002220000019AF4CA3A2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3.156cm" svg:height="9.883cm" svg:x="13.944cm" svg:y="10.817cm">
          <draw:image xlink:href="Pictures/10000201000002220000019AF4CA3A2A.png" xlink:type="simple" xlink:show="embed" xlink:actuate="onLoad">
            <text:p/>
          </draw:image>
        </draw:frame>
        <draw:frame draw:style-name="gr1" draw:text-style-name="P1" draw:layer="layout" svg:width="13.108cm" svg:height="10.365cm" svg:x="14.024cm" svg:y="0.2cm">
          <draw:image xlink:href="Pictures/100002010000031D00000276126221B9.png" xlink:type="simple" xlink:show="embed" xlink:actuate="onLoad">
            <text:p/>
          </draw:image>
        </draw:frame>
        <draw:frame draw:style-name="gr1" draw:text-style-name="P1" draw:layer="layout" svg:width="13.156cm" svg:height="10.365cm" svg:x="0.6cm" svg:y="0.2cm">
          <draw:image xlink:href="Pictures/10000201000003170000026FB3032464.png" xlink:type="simple" xlink:show="embed" xlink:actuate="onLoad">
            <text:p/>
          </draw:image>
        </draw:frame>
        <draw:frame draw:style-name="gr1" draw:text-style-name="P1" draw:layer="layout" svg:width="13.156cm" svg:height="9.883cm" svg:x="0.6cm" svg:y="10.817cm">
          <draw:image xlink:href="Pictures/10000201000001FD0000017E2B4229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suda </meta:initial-creator>
    <meta:creation-date>2012-07-06T17:05:31</meta:creation-date>
    <meta:editing-duration>PT5M54S</meta:editing-duration>
    <meta:editing-cycles>3</meta:editing-cycles>
    <dc:date>2012-07-10T00:53:52</dc:date>
    <dc:creator>tsuda </dc:creator>
    <meta:generator>LibreOffice/3.3$Unix LibreOffice_project/330m19$Build-401</meta:generator>
    <meta:document-statistic meta:object-count="27"/>
  </office:meta>
</office:document-meta>
</file>